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10000019E578C4F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0.7cm" svg:height="0.7cm" svg:x="8.6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9.8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7cm" svg:height="0.7cm" svg:x="3.2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7cm" svg:height="0.7cm" svg:x="4.8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cm" svg:height="0.7cm" svg:x="2.5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cm" svg:height="0.7cm" svg:x="2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9.2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11.5cm" svg:y="1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959cm" svg:height="10.953cm" svg:x="0.941cm" svg:y="1.047cm">
          <draw:image xlink:href="Pictures/10000000000002810000019E578C4FAE.png" xlink:type="simple" xlink:show="embed" xlink:actuate="onLoad">
            <text:p/>
          </draw:image>
        </draw:frame>
        <draw:connector draw:style-name="gr3" draw:text-style-name="P1" draw:layer="layout" draw:type="curve" draw:line-skew="4.325cm" svg:x1="12.2cm" svg:y1="10.75cm" svg:x2="9.9cm" svg:y2="7.65cm" draw:start-shape="id1" draw:start-glue-point="1" draw:end-shape="id2" draw:end-glue-point="1" svg:d="M12200 10750c7312 0 8462-3100-2300-3100" svg:viewBox="0 0 7936 3101">
          <text:p/>
        </draw:connector>
        <draw:connector draw:style-name="gr3" draw:text-style-name="P1" draw:layer="layout" draw:type="curve" svg:x1="2.9cm" svg:y1="9.15cm" svg:x2="2.5cm" svg:y2="7.65cm" draw:start-shape="id3" draw:start-glue-point="3" draw:end-shape="id4" draw:end-glue-point="3" svg:d="M2900 9150c-1425 0-1225-1500-400-1500" svg:viewBox="0 0 1046 1501">
          <text:p/>
        </draw:connector>
        <draw:connector draw:style-name="gr3" draw:text-style-name="P1" draw:layer="layout" draw:type="curve" svg:x1="4.8cm" svg:y1="8.55cm" svg:x2="3.2cm" svg:y2="2.05cm" draw:start-shape="id5" draw:start-glue-point="3" draw:end-shape="id6" draw:end-glue-point="3" svg:d="M4800 8550c-3225 0-2425-6500-1600-6500" svg:viewBox="0 0 2335 6501">
          <text:p/>
        </draw:connector>
        <draw:connector draw:style-name="gr3" draw:text-style-name="P1" draw:layer="layout" draw:type="curve" draw:line-skew="5.913cm" svg:x1="10.5cm" svg:y1="6.05cm" svg:x2="9.3cm" svg:y2="1.95cm" draw:start-shape="id7" draw:start-glue-point="1" draw:end-shape="id8" draw:end-glue-point="1" svg:d="M10500 6050c9694 0 10294-4100-1200-4100" svg:viewBox="0 0 8548 4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wamu Okabe</meta:initial-creator>
    <meta:creation-date>2014-10-19T12:15:01.457516225</meta:creation-date>
    <dc:date>2014-10-19T12:24:08.861256240</dc:date>
    <dc:creator>Kiwamu Okabe</dc:creator>
    <meta:editing-duration>PT9M2S</meta:editing-duration>
    <meta:editing-cycles>10</meta:editing-cycles>
    <meta:generator>LibreOffice/4.3.3.1.0$Linux_X86_64 LibreOffice_project/430m0$Build-1</meta:generator>
    <meta:document-statistic meta:object-count="13"/>
  </office:meta>
</office:document-meta>
</file>